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1F46A15C2ADF4BD94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7in" svg:height="2.7in" draw:z-index="0"><draw:image xlink:href="Pictures/10000000000001F4000001F46A15C2ADF4BD94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9:37:00.202345628</meta:creation-date>
    <dc:date>2017-11-23T13:05:41.546410053</dc:date>
    <meta:editing-duration>PT2M32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